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color="#0000ff" style:font-name="Candara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fo:color="#000099" style:font-name="Candara" fo:language="pt" fo:country="BR"/>
    </style:style>
    <style:style style:name="P3" style:family="paragraph" style:parent-style-name="Standard">
      <style:paragraph-properties fo:text-align="justify" style:justify-single-word="false"/>
      <style:text-properties fo:color="#000099" style:font-name="Candara" fo:language="pt" fo:country="BR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6" style:family="paragraph" style:parent-style-name="Standard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7" style:family="paragraph" style:parent-style-name="Standard">
      <style:paragraph-properties fo:margin-left="-0.4925in" fo:margin-right="0in" fo:text-indent="0in" style:auto-text-indent="false">
        <style:tab-stops/>
      </style:paragraph-properties>
      <style:text-properties fo:color="#000099" style:font-name="Candara" fo:language="pt" fo:country="BR"/>
    </style:style>
    <style:style style:name="P8" style:family="paragraph" style:parent-style-name="Header" style:master-page-name="MP0">
      <style:paragraph-properties fo:text-align="center" style:justify-single-word="false" style:page-number="auto" fo:break-before="page">
        <style:tab-stops/>
      </style:paragraph-properties>
    </style:style>
    <style:style style:name="P9" style:family="paragraph" style:parent-style-name="Standard" style:list-style-name="WW8Num2">
      <style:paragraph-properties fo:text-align="justify" style:justify-single-word="false"/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WW8Num3">
      <style:paragraph-properties fo:text-align="justify" style:justify-single-word="false"/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2" style:family="paragraph" style:parent-style-name="Standard" style:list-style-name="WW8Num2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13" style:family="paragraph" style:parent-style-name="Standard" style:list-style-name="L1">
      <style:paragraph-properties fo:margin-left="0in" fo:margin-right="-2.5728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4" style:family="paragraph" style:parent-style-name="Standard" style:list-style-name="WW8Num2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P15" style:family="paragraph" style:parent-style-name="Standard" style:list-style-name="WW8Num3">
      <style:paragraph-properties fo:margin-left="-0.4925in" fo:margin-right="0in" fo:text-align="justify" style:justify-single-word="false" fo:text-indent="0in" style:auto-text-indent="false">
        <style:tab-stops/>
      </style:paragraph-properties>
      <style:text-properties fo:color="#000099" style:font-name="Candara" fo:language="pt" fo:country="BR"/>
    </style:style>
    <style:style style:name="T1" style:family="text">
      <style:text-properties fo:color="#0000ff" style:font-name="Candara" fo:font-size="16pt" fo:language="pt" fo:country="BR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color="#000099" style:font-name="Candara" fo:language="pt" fo:country="BR"/>
    </style:style>
    <style:style style:name="T3" style:family="text">
      <style:text-properties fo:color="#000099" style:font-name="Candara" fo:font-size="13pt" fo:language="pt" fo:country="BR" fo:font-weight="bold" style:font-size-asian="13pt" style:font-weight-asian="bold" style:font-size-complex="13pt" style:font-weight-complex="bold"/>
    </style:style>
    <text:list-style style:name="L1">
      <text:list-level-style-bullet text:level="1" text:style-name="WW_5f_CharLFO4LVL1" text:bullet-char="">
        <style:list-level-properties text:min-label-width="0.196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e_20_parág._20_padrão"><text:span text:style-name="T1">Programa do curso</text:span></text:span></text:p>
      <text:p text:style-name="P1"/>
      <text:list xml:id="list180904084" text:style-name="WW8Num2">
        <text:list-item text:start-value="1">
          <text:p text:style-name="P9">Radiações ionizantes............................3 h</text:p>
        </text:list-item>
      </text:list>
      <text:list xml:id="list917898781" text:style-name="L1">
        <text:list-item>
          <text:p text:style-name="P11">Elementos de teoria atômica da matéria</text:p>
        </text:list-item>
        <text:list-item>
          <text:p text:style-name="P11">Núcleo atômico e sua estrutura</text:p>
        </text:list-item>
        <text:list-item>
          <text:p text:style-name="P11">Energia de ligação</text:p>
        </text:list-item>
        <text:list-item>
          <text:p text:style-name="P11">Decaimento radioativo</text:p>
        </text:list-item>
        <text:list-item>
          <text:p text:style-name="P11">Tipos de radiação (α, β e eletromagnética)</text:p>
        </text:list-item>
        <text:list-item>
          <text:p text:style-name="P11">Fontes de radiação naturais e artificiais</text:p>
        </text:list-item>
      </text:list>
      <text:p text:style-name="P3"/>
      <text:list xml:id="list537437832" text:style-name="WW8Num2">
        <text:list-item>
          <text:p text:style-name="P9">Interação da radiação com a matéria..5 h</text:p>
        </text:list-item>
      </text:list>
      <text:list xml:id="list1954523257" text:style-name="L1">
        <text:list-item text:start-value="1">
          <text:p text:style-name="P11">Efeitos fotoelétrico, Compton e de produção de pares</text:p>
        </text:list-item>
        <text:list-item>
          <text:p text:style-name="P11">Absorção da energia pela matéria</text:p>
        </text:list-item>
        <text:list-item>
          <text:p text:style-name="P11">Efeitos da radiação sobre a matéria</text:p>
        </text:list-item>
      </text:list>
      <text:p text:style-name="P3"/>
      <text:list xml:id="list1168132355" text:style-name="WW8Num2">
        <text:list-item>
          <text:p text:style-name="P9">Detectores de radiação........................5 h</text:p>
        </text:list-item>
      </text:list>
      <text:list xml:id="list2058089726" text:style-name="L1">
        <text:list-item text:start-value="1">
          <text:p text:style-name="P11">Princípios de detecção das radiações</text:p>
        </text:list-item>
        <text:list-item>
          <text:p text:style-name="P11">Tipo de detectores: Câmara de ionização e Contador Geiger</text:p>
        </text:list-item>
        <text:list-item>
          <text:p text:style-name="P11">Dosímetros</text:p>
        </text:list-item>
        <text:list-item>
          <text:p text:style-name="P11">Operação de medidores de radiação</text:p>
        </text:list-item>
      </text:list>
      <text:p text:style-name="P3"/>
      <text:list xml:id="list200539121" text:style-name="WW8Num2">
        <text:list-item>
          <text:p text:style-name="P9">Efeitos biológicos da radiação............5 h</text:p>
        </text:list-item>
      </text:list>
      <text:list xml:id="list464780972" text:style-name="L1">
        <text:list-item text:start-value="1">
          <text:p text:style-name="P11">Estruturas e composição das células humanas</text:p>
        </text:list-item>
        <text:list-item>
          <text:p text:style-name="P11">Ação da radiação nas células, reações biológicas em cadeia</text:p>
        </text:list-item>
        <text:list-item>
          <text:p text:style-name="P11">Ação direta e indireta da radiação ionizante</text:p>
        </text:list-item>
        <text:list-item>
          <text:p text:style-name="P11">Efeitos em nível celular para diversas doses aplicadas</text:p>
        </text:list-item>
        <text:list-item>
          <text:p text:style-name="P11">Efeitos agudos das radiações sobre os diversos órgãos</text:p>
        </text:list-item>
        <text:list-item>
          <text:p text:style-name="P11">Efeitos retardados das radiações sobre os diversos órgãos</text:p>
        </text:list-item>
      </text:list>
      <text:p text:style-name="P4"/>
      <text:list xml:id="list581388733" text:style-name="WW8Num2">
        <text:list-item>
          <text:p text:style-name="P9">Dosimetria............................................6 h</text:p>
        </text:list-item>
      </text:list>
      <text:list xml:id="list1902941796" text:style-name="L1">
        <text:list-item text:start-value="1">
          <text:p text:style-name="P11">Unidades e quantidades</text:p>
        </text:list-item>
        <text:list-item>
          <text:p text:style-name="P13">Exposição, dose, dose equivalente</text:p>
        </text:list-item>
        <text:list-item>
          <text:p text:style-name="P11">Limites de dose</text:p>
        </text:list-item>
        <text:list-item>
          <text:p text:style-name="P11">Requisitos básicos de monitoração pessoal</text:p>
        </text:list-item>
        <text:list-item>
          <text:p text:style-name="P11">Concentração máxima de radionuclídeos no ar, na água e na cadeia alimentar</text:p>
        </text:list-item>
        <text:list-item>
          <text:p text:style-name="P11">Padronização de medidas e princípios de dosimetria interna</text:p>
        </text:list-item>
        <text:list-item>
          <text:p text:style-name="P11">Desenvolvimento da filosofia de definição de limite de dose</text:p>
        </text:list-item>
      </text:list>
      <text:p text:style-name="P5"/>
      <text:p text:style-name="P5"/>
      <text:list xml:id="list1821910716" text:style-name="WW8Num2">
        <text:list-item>
          <text:p text:style-name="P9">Fundamentos de risco..........................3 h</text:p>
        </text:list-item>
      </text:list>
      <text:list xml:id="list1437181354" text:style-name="L1">
        <text:list-item text:start-value="1">
          <text:p text:style-name="P11">Conceito de “menor dose quanto racionalmente exeqüível” (ALARA)</text:p>
        </text:list-item>
        <text:list-item>
          <text:p text:style-name="P11">Conceito de relação risco - benefício</text:p>
        </text:list-item>
        <text:list-item>
          <text:p text:style-name="P11">Risco para indivíduos do público</text:p>
        </text:list-item>
        <text:list-item>
          <text:p text:style-name="P11">Risco para o trabalhador</text:p>
        </text:list-item>
        <text:list-item>
          <text:p text:style-name="P11">Risco de manuseio de material radioativo</text:p>
        </text:list-item>
        <text:list-item>
          <text:p text:style-name="P11">Risco de transporte de material radioativo</text:p>
        </text:list-item>
      </text:list>
      <text:list xml:id="list1364055337" text:style-name="WW8Num2">
        <text:list-item>
          <text:p text:style-name="P14">N</text:p>
          <text:p text:style-name="P12"><text:span text:style-name="Fonte_20_parág._20_padrão"><text:span text:style-name="T3">7)Normas de segurança .....................5 h</text:span></text:span></text:p>
        </text:list-item>
      </text:list>
      <text:list xml:id="list695737802" text:style-name="L1">
        <text:list-item text:start-value="1">
          <text:p text:style-name="P11">Uso de normas específicas</text:p>
        </text:list-item>
        <text:list-item>
          <text:p text:style-name="P11">Registros exigidos pela CNEN</text:p>
        </text:list-item>
      </text:list>
      <text:p text:style-name="P3"/>
      <text:list xml:id="list1171195751" text:style-name="WW8Num3">
        <text:list-item text:start-value="8">
          <text:p text:style-name="P10">Aceleradores de partículas de uso industrial.............................................3 h</text:p>
          <text:list>
            <text:list-item>
              <text:p text:style-name="P15">Aplicações</text:p>
            </text:list-item>
            <text:list-item>
              <text:p text:style-name="P15">Classificação conforme a AIEA (SS107)</text:p>
            </text:list-item>
            <text:list-item>
              <text:p text:style-name="P15">Segurança em profundidade</text:p>
            </text:list-item>
            <text:list-item>
              <text:p text:style-name="P15">Dispositivos de segurança</text:p>
            </text:list-item>
            <text:list-item>
              <text:p text:style-name="P15">Procedimentos operacionais</text:p>
            </text:list-item>
          </text:list>
        </text:list-item>
      </text:list>
      <text:p text:style-name="P6"/>
      <text:list xml:id="list1614558994" text:continue-numbering="true" text:style-name="WW8Num3">
        <text:list-item>
          <text:p text:style-name="P10">Acidentes com aceleradores de partículas em ambiente industrial......5 h</text:p>
          <text:list>
            <text:list-item>
              <text:p text:style-name="P15">Estudo dos casos registrados pela AIEA (Lessons Learned from Accidents in Industrial Irradiation Facilities)</text:p>
            </text:list-item>
            <text:list-item>
              <text:p text:style-name="P15">Prováveis acidentes</text:p>
            </text:list-item>
            <text:list-item>
              <text:p text:style-name="P15">Atitudes em situações de emergência</text:p>
            </text:list-item>
          </text:list>
        </text:list-item>
      </text:list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Lucida Sans Unicode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St1z0" style:family="text">
      <style:text-properties style:font-name="Symbol"/>
    </style:style>
    <style:style style:name="WW8Num3z1" style:family="text">
      <style:text-properties style:font-name="Symbol"/>
    </style:style>
    <style:style style:name="Numbering_20_Symbols" style:display-name="Numbering Symbols" style:family="text"/>
    <style:style style:name="WW_5f_CharLFO2LVL2" style:display-name="WW_CharLFO2LVL2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)" style:num-format="1" text:start-value="8">
        <style:list-level-properties text:min-label-width="0.25in"/>
      </text:list-level-style-number>
      <text:list-level-style-bullet text:level="2" text:style-name="WW_5f_CharLFO2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25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4818*" fo:start-indent="0in" fo:end-indent="0in"/>
          <style:column style:rel-width="4819*" fo:start-indent="0in" fo:end-indent="0in"/>
        </style:columns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1$Unix OpenOffice.org_project/Patch 2</meta:generator>
    <dc:creator>Teresa Van Dusen</dc:creator>
    <meta:creation-date>2009-10-08T05:28:00Z</meta:creation-date>
    <dc:date>2011-01-14T07:56:27</dc:date>
    <meta:print-date>2009-10-08T05:35:00Z</meta:print-date>
    <meta:editing-cycles>5</meta:editing-cycles>
    <meta:editing-duration>PT00H19M28S</meta:editing-duration>
    <meta:document-statistic meta:table-count="0" meta:image-count="0" meta:object-count="0" meta:page-count="1" meta:paragraph-count="53" meta:word-count="338" meta:character-count="2211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